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b22b" officeooo:paragraph-rsid="001f23c4"/>
    </style:style>
    <style:style style:name="P2" style:family="paragraph" style:parent-style-name="Standard">
      <style:text-properties officeooo:rsid="00023372" officeooo:paragraph-rsid="001f23c4"/>
    </style:style>
    <style:style style:name="P3" style:family="paragraph" style:parent-style-name="Standard">
      <style:text-properties officeooo:paragraph-rsid="001f23c4"/>
    </style:style>
    <style:style style:name="P4" style:family="paragraph" style:parent-style-name="Standard">
      <style:paragraph-properties fo:break-before="page"/>
      <style:text-properties officeooo:rsid="001f23c4" officeooo:paragraph-rsid="001f23c4"/>
    </style:style>
    <style:style style:name="P5" style:family="paragraph" style:parent-style-name="Standard">
      <style:text-properties officeooo:rsid="001f23c4" officeooo:paragraph-rsid="001f23c4"/>
    </style:style>
    <style:style style:name="T1" style:family="text">
      <style:text-properties officeooo:rsid="000c31e2"/>
    </style:style>
    <style:style style:name="T2" style:family="text">
      <style:text-properties officeooo:rsid="0014b22b"/>
    </style:style>
    <style:style style:name="T3" style:family="text">
      <style:text-properties officeooo:rsid="00023372"/>
    </style:style>
    <style:style style:name="T4" style:family="text">
      <style:text-properties officeooo:rsid="001f23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periment No<text:tab/>: <text:span text:style-name="T4">6</text:span></text:p>
      <text:p text:style-name="P2">Aim<text:tab/><text:tab/><text:tab/>: <text:span text:style-name="T4">Intermediate code generation</text:span></text:p>
      <text:p text:style-name="P3">Date<text:tab/><text:tab/><text:tab/>: <text:span text:style-name="T4">04</text:span><text:span text:style-name="T3">/</text:span><text:span text:style-name="T4">11/</text:span><text:span text:style-name="T3">2022</text:span></text:p>
      <text:p text:style-name="P3">Name<text:tab/><text:tab/><text:tab/>: <text:span text:style-name="T3">Aravind Jose</text:span></text:p>
      <text:p text:style-name="P2">Roll No<text:tab/><text:tab/>: 10</text:p>
      <text:p text:style-name="P2"/>
      <text:p text:style-name="P1">Program</text:p>
      <text:p text:style-name="P1">------------</text:p>
      <text:p text:style-name="P1">#include&lt;stdio.h&gt;</text:p>
      <text:p text:style-name="P1">#include&lt;ctype.h&gt;</text:p>
      <text:p text:style-name="P1">#include &lt;string.h&gt;</text:p>
      <text:p text:style-name="P1">char stack[100];</text:p>
      <text:p text:style-name="P1">int top = -1,ptrp=0;</text:p>
      <text:p text:style-name="P1">char post[100];</text:p>
      <text:p text:style-name="P1">void push(char x)</text:p>
      <text:p text:style-name="P1">{</text:p>
      <text:p text:style-name="P1"><text:s text:c="4"/>stack[++top] = x;</text:p>
      <text:p text:style-name="P1">}</text:p>
      <text:p text:style-name="P1"/>
      <text:p text:style-name="P1">char pop()</text:p>
      <text:p text:style-name="P1">{</text:p>
      <text:p text:style-name="P1"><text:s text:c="4"/>if(top == -1)</text:p>
      <text:p text:style-name="P1"><text:s text:c="8"/>return -1;</text:p>
      <text:p text:style-name="P1"><text:s text:c="4"/>else</text:p>
      <text:p text:style-name="P1"><text:s text:c="8"/>return stack[top--];</text:p>
      <text:p text:style-name="P1">}</text:p>
      <text:p text:style-name="P1"/>
      <text:p text:style-name="P1">int priority(char x)</text:p>
      <text:p text:style-name="P1">{</text:p>
      <text:p text:style-name="P1"><text:s text:c="4"/>if(x == '(')</text:p>
      <text:p text:style-name="P1"><text:s text:c="8"/>return 0;</text:p>
      <text:p text:style-name="P1"><text:s text:c="4"/>if(x == '+' || x == '-')</text:p>
      <text:p text:style-name="P1"><text:s text:c="8"/>return 1;</text:p>
      <text:p text:style-name="P1"><text:s text:c="4"/>if(x == '*' || x == '/')</text:p>
      <text:p text:style-name="P1"><text:s text:c="8"/>return 2;</text:p>
      <text:p text:style-name="P1"><text:s text:c="4"/>return 0;</text:p>
      <text:p text:style-name="P1">}</text:p>
      <text:p text:style-name="P1"/>
      <text:p text:style-name="P1">int main()</text:p>
      <text:p text:style-name="P1">{</text:p>
      <text:p text:style-name="P1"><text:s text:c="4"/>char exp[100],line[20];</text:p>
      <text:p text:style-name="P1"><text:s text:c="4"/>char *e, x;</text:p>
      <text:p text:style-name="P1"><text:s text:c="4"/>printf("Enter the expression : ");</text:p>
      <text:p text:style-name="P1"><text:s text:c="4"/>scanf("%s",line);</text:p>
      <text:p text:style-name="P1"><text:s text:c="4"/>strncpy(exp,line+2,strlen(line));</text:p>
      <text:p text:style-name="P1"><text:s text:c="4"/>printf("\n");</text:p>
      <text:p text:style-name="P1"><text:s text:c="4"/>printf("Postfix expression: ");</text:p>
      <text:p text:style-name="P1"><text:s text:c="4"/>e = line;</text:p>
      <text:p text:style-name="P1"/>
      <text:p text:style-name="P1"><text:s text:c="4"/>while(*e != '\0')</text:p>
      <text:p text:style-name="P1"><text:s text:c="4"/>{</text:p>
      <text:p text:style-name="P1"><text:s text:c="8"/>if(isalnum(*e))</text:p>
      <text:p text:style-name="P1"><text:soft-page-break/><text:s text:c="12"/>{</text:p>
      <text:p text:style-name="P1"><text:s text:c="12"/>printf("%c",*e);</text:p>
      <text:p text:style-name="P1"><text:s text:c="12"/>post[ptrp++]=*e;</text:p>
      <text:p text:style-name="P1"><text:s text:c="12"/>}</text:p>
      <text:p text:style-name="P1"><text:s text:c="8"/>else if(*e == '(')</text:p>
      <text:p text:style-name="P1"><text:s text:c="12"/>push(*e);</text:p>
      <text:p text:style-name="P1"><text:s text:c="8"/>else if(*e == ')')</text:p>
      <text:p text:style-name="P1"><text:s text:c="8"/>{</text:p>
      <text:p text:style-name="P1"><text:s text:c="12"/>while((x = pop()) != '(')</text:p>
      <text:p text:style-name="P1"><text:s text:c="16"/>{</text:p>
      <text:p text:style-name="P1"><text:s text:c="16"/>printf("%c", x);</text:p>
      <text:p text:style-name="P1"><text:s text:c="16"/>post[ptrp++]=x;</text:p>
      <text:p text:style-name="P1"><text:s text:c="16"/>}</text:p>
      <text:p text:style-name="P1"><text:s text:c="8"/>}</text:p>
      <text:p text:style-name="P1"><text:s text:c="8"/>else</text:p>
      <text:p text:style-name="P1"><text:s text:c="8"/>{</text:p>
      <text:p text:style-name="P1"><text:s text:c="12"/>while(priority(stack[top]) &gt;= priority(*e))</text:p>
      <text:p text:style-name="P1"><text:s text:c="16"/>{</text:p>
      <text:p text:style-name="P1"><text:s text:c="16"/>post[ptrp++]=pop();</text:p>
      <text:p text:style-name="P1"><text:s text:c="16"/>printf("%c",post[ptrp-1]);</text:p>
      <text:p text:style-name="P1"><text:s text:c="16"/>}</text:p>
      <text:p text:style-name="P1"><text:s text:c="12"/>push(*e);</text:p>
      <text:p text:style-name="P1"><text:s text:c="8"/>}</text:p>
      <text:p text:style-name="P1"><text:s text:c="8"/>e++;</text:p>
      <text:p text:style-name="P1"><text:s text:c="4"/>}</text:p>
      <text:p text:style-name="P1"/>
      <text:p text:style-name="P1"><text:s text:c="4"/>while(top != -1)</text:p>
      <text:p text:style-name="P1"><text:s text:c="4"/>{</text:p>
      <text:p text:style-name="P1"><text:s text:c="4"/><text:tab/>post[ptrp++]=pop();</text:p>
      <text:p text:style-name="P1"><text:s text:c="8"/>printf("%c",post[ptrp-1]);</text:p>
      <text:p text:style-name="P1"><text:s text:c="4"/>}</text:p>
      <text:p text:style-name="P1"><text:s text:c="4"/>printf("\n\n3 Address\n");</text:p>
      <text:p text:style-name="P1"><text:s text:c="4"/>char n1,n2,num,tempind=1;</text:p>
      <text:p text:style-name="P1"><text:s text:c="4"/>strcpy(exp,post);</text:p>
      <text:p text:style-name="P1"><text:s text:c="4"/>e = post;</text:p>
      <text:p text:style-name="P1"><text:s text:c="4"/></text:p>
      <text:p text:style-name="P1"><text:s text:c="4"/>while(*e != '\0')</text:p>
      <text:p text:style-name="P1"><text:s text:c="4"/>{</text:p>
      <text:p text:style-name="P1"><text:s text:c="8"/>if(isalpha(*e))</text:p>
      <text:p text:style-name="P1"><text:s text:c="8"/>{</text:p>
      <text:p text:style-name="P1"><text:s text:c="12"/>push(*e);</text:p>
      <text:p text:style-name="P1"><text:s text:c="8"/>}</text:p>
      <text:p text:style-name="P1"><text:s text:c="8"/>else</text:p>
      <text:p text:style-name="P1"><text:s text:c="8"/>{</text:p>
      <text:p text:style-name="P1"><text:s text:c="12"/>n2 = pop();</text:p>
      <text:p text:style-name="P1"><text:s text:c="12"/>n1 = pop();</text:p>
      <text:p text:style-name="P1"><text:s text:c="12"/>char n11=' ',n22=' ';</text:p>
      <text:p text:style-name="P1"><text:s text:c="12"/>if(isdigit(n1)){</text:p>
      <text:p text:style-name="P1"><text:s text:c="12"/></text:p>
      <text:p text:style-name="P1"><text:s text:c="12"/><text:tab/>n11='t';</text:p>
      <text:p text:style-name="P1"><text:s text:c="12"/>}</text:p>
      <text:p text:style-name="P1"><text:s text:c="12"/>if(isdigit(n2)){</text:p>
      <text:p text:style-name="P1"><text:soft-page-break/><text:s text:c="12"/><text:tab/>n22='t';</text:p>
      <text:p text:style-name="P1"><text:s text:c="12"/>}</text:p>
      <text:p text:style-name="P1"><text:s text:c="12"/>//printf("%c\t%c%c\t%c%c\tt%i\n",*e,n11,n1,n22,n2,tempind);</text:p>
      <text:p text:style-name="P1"><text:s text:c="12"/>printf("t%i=%c%c%c%c%c\n",tempind,n11,n1,*e,n22,n2);</text:p>
      <text:p text:style-name="P1"><text:s text:c="12"/>char a='0'+tempind; <text:s/></text:p>
      <text:p text:style-name="P1"><text:s text:c="12"/>tempind++; <text:s text:c="9"/></text:p>
      <text:p text:style-name="P1"><text:s text:c="12"/>push(a);</text:p>
      <text:p text:style-name="P1"><text:s text:c="8"/>}</text:p>
      <text:p text:style-name="P1"><text:s text:c="8"/>e++;</text:p>
      <text:p text:style-name="P1"><text:s text:c="4"/>}</text:p>
      <text:p text:style-name="P1"><text:s text:c="4"/>printf("\n\nQuadruple\n");</text:p>
      <text:p text:style-name="P1"><text:s text:c="4"/>tempind=1;</text:p>
      <text:p text:style-name="P1"><text:s text:c="4"/>//char exp[20];</text:p>
      <text:p text:style-name="P1"><text:s text:c="4"/></text:p>
      <text:p text:style-name="P1"><text:s text:c="4"/>strcpy(exp,post);</text:p>
      <text:p text:style-name="P1"><text:s text:c="4"/>e = post;</text:p>
      <text:p text:style-name="P1"><text:s text:c="4"/></text:p>
      <text:p text:style-name="P1"><text:s text:c="4"/>while(*e != '\0')</text:p>
      <text:p text:style-name="P1"><text:s text:c="4"/>{</text:p>
      <text:p text:style-name="P1"><text:s text:c="8"/>if(isalpha(*e))</text:p>
      <text:p text:style-name="P1"><text:s text:c="8"/>{</text:p>
      <text:p text:style-name="P1"><text:s text:c="12"/>push(*e);</text:p>
      <text:p text:style-name="P1"><text:s text:c="8"/>}</text:p>
      <text:p text:style-name="P1"><text:s text:c="8"/>else</text:p>
      <text:p text:style-name="P1"><text:s text:c="8"/>{</text:p>
      <text:p text:style-name="P1"><text:s text:c="12"/>n2 = pop();</text:p>
      <text:p text:style-name="P1"><text:s text:c="12"/>n1 = pop();</text:p>
      <text:p text:style-name="P1"><text:s text:c="12"/>char n11=' ',n22=' ';</text:p>
      <text:p text:style-name="P1"><text:s text:c="12"/>if(isdigit(n1)){</text:p>
      <text:p text:style-name="P1"><text:s text:c="12"/></text:p>
      <text:p text:style-name="P1"><text:s text:c="12"/><text:tab/>n11='t';</text:p>
      <text:p text:style-name="P1"><text:s text:c="12"/>}</text:p>
      <text:p text:style-name="P1"><text:s text:c="12"/>if(isdigit(n2)){</text:p>
      <text:p text:style-name="P1"><text:s text:c="12"/><text:tab/>n22='t';</text:p>
      <text:p text:style-name="P1"><text:s text:c="12"/>}</text:p>
      <text:p text:style-name="P1"><text:s text:c="12"/>printf("%c\t%c%c\t%c%c\tt%i\n",*e,n11,n1,n22,n2,tempind);</text:p>
      <text:p text:style-name="P1"><text:s text:c="12"/>char a='0'+tempind; <text:s/></text:p>
      <text:p text:style-name="P1"><text:s text:c="12"/>tempind++; <text:s text:c="9"/></text:p>
      <text:p text:style-name="P1"><text:s text:c="12"/>push(a);</text:p>
      <text:p text:style-name="P1"><text:s text:c="8"/>}</text:p>
      <text:p text:style-name="P1"><text:s text:c="8"/>e++;</text:p>
      <text:p text:style-name="P1"><text:s text:c="4"/>}</text:p>
      <text:p text:style-name="P1"><text:s text:c="4"/></text:p>
      <text:p text:style-name="P1"><text:s text:c="4"/></text:p>
      <text:p text:style-name="P1"><text:s text:c="4"/>//printf("%c\t%c\tt%c\n",'=',line[0],pop());</text:p>
      <text:p text:style-name="P1"><text:s text:c="4"/>printf("\nTriple\n");</text:p>
      <text:p text:style-name="P1"><text:s text:c="4"/>tempind=1;</text:p>
      <text:p text:style-name="P1"><text:s text:c="4"/>e = post;</text:p>
      <text:p text:style-name="P1"><text:s text:c="4"/>while(*e != '\0')</text:p>
      <text:p text:style-name="P1"><text:s text:c="4"/>{</text:p>
      <text:p text:style-name="P1"><text:s text:c="4"/>char t,y,u,i;</text:p>
      <text:p text:style-name="P1"><text:s text:c="8"/>if(isalpha(*e))</text:p>
      <text:p text:style-name="P1"><text:soft-page-break/><text:s text:c="8"/>{</text:p>
      <text:p text:style-name="P1"><text:s text:c="12"/>push(*e);</text:p>
      <text:p text:style-name="P1"><text:s text:c="8"/>}</text:p>
      <text:p text:style-name="P1"><text:s text:c="8"/></text:p>
      <text:p text:style-name="P1"><text:s text:c="8"/>else</text:p>
      <text:p text:style-name="P1"><text:s text:c="8"/>{</text:p>
      <text:p text:style-name="P1"><text:s text:c="12"/>n2 = pop();</text:p>
      <text:p text:style-name="P1"><text:s text:c="12"/>n1 = pop();</text:p>
      <text:p text:style-name="P1"><text:s text:c="12"/></text:p>
      <text:p text:style-name="P1"><text:s text:c="12"/>t=y=u=i=' ';</text:p>
      <text:p text:style-name="P1"><text:s text:c="12"/>if(isdigit(n1)){</text:p>
      <text:p text:style-name="P1"><text:s text:c="12"/>t='(';</text:p>
      <text:p text:style-name="P1"><text:s text:c="12"/>y=')';</text:p>
      <text:p text:style-name="P1"><text:s text:c="12"/>}</text:p>
      <text:p text:style-name="P1"><text:s text:c="12"/>if(isdigit(n2)){</text:p>
      <text:p text:style-name="P1"><text:s text:c="12"/>u='(';</text:p>
      <text:p text:style-name="P1"><text:s text:c="12"/>i=')';</text:p>
      <text:p text:style-name="P1"><text:s text:c="12"/>}</text:p>
      <text:p text:style-name="P1"><text:s text:c="12"/>printf("(%i)\t%c\t%c%c%c\t%c%c%c\n",tempind,*e,t,n1,y,u,n2,i);</text:p>
      <text:p text:style-name="P1"><text:s text:c="12"/>char a='0'+tempind; <text:s/></text:p>
      <text:p text:style-name="P1"><text:s text:c="12"/>tempind++; <text:s text:c="9"/></text:p>
      <text:p text:style-name="P1"><text:s text:c="12"/>push(a);</text:p>
      <text:p text:style-name="P1"><text:s text:c="8"/>}</text:p>
      <text:p text:style-name="P1"><text:s text:c="8"/>e++;</text:p>
      <text:p text:style-name="P1"><text:s text:c="4"/>}</text:p>
      <text:p text:style-name="P1"><text:tab/>n1 = pop();</text:p>
      <text:p text:style-name="P1"><text:tab/>//printf("(%i)\t=\t%c\t(%c)\n",tempind++,line[0],n1);</text:p>
      <text:p text:style-name="P1"><text:s text:c="4"/></text:p>
      <text:p text:style-name="P1"><text:s text:c="4"/>printf("\nIndirect Triple\n");</text:p>
      <text:p text:style-name="P1"><text:s text:c="4"/>tempind=1;</text:p>
      <text:p text:style-name="P1"><text:s text:c="4"/>e = post;</text:p>
      <text:p text:style-name="P1"><text:s text:c="4"/>while(*e != '\0')</text:p>
      <text:p text:style-name="P1"><text:s text:c="4"/>{</text:p>
      <text:p text:style-name="P1"><text:s text:c="8"/>if(isalpha(*e))</text:p>
      <text:p text:style-name="P1"><text:s text:c="8"/>{</text:p>
      <text:p text:style-name="P1"><text:s text:c="12"/>push(*e);</text:p>
      <text:p text:style-name="P1"><text:s text:c="8"/>}</text:p>
      <text:p text:style-name="P1"><text:s text:c="8"/></text:p>
      <text:p text:style-name="P1"><text:s text:c="8"/>else</text:p>
      <text:p text:style-name="P1"><text:s text:c="8"/>{</text:p>
      <text:p text:style-name="P1"><text:s text:c="12"/>n2 = pop();</text:p>
      <text:p text:style-name="P1"><text:s text:c="12"/>n1 = pop();</text:p>
      <text:p text:style-name="P1"><text:s text:c="12"/>char t,y,u,i;</text:p>
      <text:p text:style-name="P1"><text:s text:c="12"/>t=y=u=i=' ';</text:p>
      <text:p text:style-name="P1"><text:s text:c="12"/>if(isdigit(n1)){</text:p>
      <text:p text:style-name="P1"><text:s text:c="12"/>t='(';</text:p>
      <text:p text:style-name="P1"><text:s text:c="12"/>y=')';</text:p>
      <text:p text:style-name="P1"><text:s text:c="12"/>}</text:p>
      <text:p text:style-name="P1"><text:s text:c="12"/>if(isdigit(n2)){</text:p>
      <text:p text:style-name="P1"><text:s text:c="12"/>u='(';</text:p>
      <text:p text:style-name="P1"><text:s text:c="12"/>i=')';</text:p>
      <text:p text:style-name="P1"><text:s text:c="12"/>}</text:p>
      <text:p text:style-name="P1"><text:soft-page-break/><text:s text:c="12"/>printf("(%i)\t%c\t%c%c%c\t%c%c%c\n",tempind,*e,t,n1,y,u,n2,i);</text:p>
      <text:p text:style-name="P1"><text:s text:c="12"/>char a='0'+tempind; <text:s/></text:p>
      <text:p text:style-name="P1"><text:s text:c="12"/>tempind++; <text:s text:c="9"/></text:p>
      <text:p text:style-name="P1"><text:s text:c="12"/>push(a);</text:p>
      <text:p text:style-name="P1"><text:s text:c="8"/>}</text:p>
      <text:p text:style-name="P1"><text:s text:c="8"/>e++;</text:p>
      <text:p text:style-name="P1"><text:s text:c="4"/>}</text:p>
      <text:p text:style-name="P1"><text:s text:c="5"/><text:tab/><text:tab/>n1 = pop(); <text:s text:c="23"/></text:p>
      <text:p text:style-name="P1"><text:s text:c="12"/></text:p>
      <text:p text:style-name="P1"><text:s text:c="4"/>//printf("(%i)\t=\t%c\t(%c)\n",tempind++,line[0],n1);</text:p>
      <text:p text:style-name="P1"><text:s text:c="4"/>printf("\nTable\n\n");</text:p>
      <text:p text:style-name="P1"><text:s text:c="4"/>for(int yy=1;yy&lt;tempind;yy++){</text:p>
      <text:p text:style-name="P1"><text:s text:c="4"/><text:tab/>printf("(%i)=&gt;(%i)\n",yy+1000,yy);</text:p>
      <text:p text:style-name="P1"><text:s text:c="4"/>}</text:p>
      <text:p text:style-name="P1"><text:s text:c="4"/>return 0;</text:p>
      <text:p text:style-name="P1">}</text:p>
      <text:p text:style-name="P1"/>
      <text:p text:style-name="P4">Output</text:p>
      <text:p text:style-name="P5">---------</text:p>
      <text:p text:style-name="P5"/>
      <text:p text:style-name="P5">Enter the expression : a+b*c</text:p>
      <text:p text:style-name="P5"/>
      <text:p text:style-name="P5">Postfix expression: abc*+</text:p>
      <text:p text:style-name="P5"/>
      <text:p text:style-name="P5">3 Address</text:p>
      <text:p text:style-name="P5">t1= b* c</text:p>
      <text:p text:style-name="P5">t2= a+t1</text:p>
      <text:p text:style-name="P5"/>
      <text:p text:style-name="P5"/>
      <text:p text:style-name="P5">Quadruple</text:p>
      <text:p text:style-name="P5"/>
      <text:p text:style-name="P5">*<text:tab/> b<text:tab/> c<text:tab/>t1</text:p>
      <text:p text:style-name="P5">+<text:tab/> a<text:tab/>t1<text:tab/>t2</text:p>
      <text:p text:style-name="P5"/>
      <text:p text:style-name="P5">Triple</text:p>
      <text:p text:style-name="P5"/>
      <text:p text:style-name="P5">(1)<text:tab/>*<text:tab/> b <text:tab/> c </text:p>
      <text:p text:style-name="P5">(2)<text:tab/>+<text:tab/> a <text:tab/>(1)</text:p>
      <text:p text:style-name="P5"/>
      <text:p text:style-name="P5">Indirect Triple</text:p>
      <text:p text:style-name="P5"/>
      <text:p text:style-name="P5">(1)<text:tab/>*<text:tab/> b <text:tab/> c </text:p>
      <text:p text:style-name="P5">(2)<text:tab/>+<text:tab/> a <text:tab/>(1)</text:p>
      <text:p text:style-name="P5"/>
      <text:p text:style-name="P5">Table</text:p>
      <text:p text:style-name="P5"/>
      <text:p text:style-name="P5">(1001)=&gt;(1)</text:p>
      <text:p text:style-name="P5">(1002)=&gt;(2)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4T14:16:34.866000005</meta:creation-date>
    <dc:date>2022-11-04T14:25:23.957381071</dc:date>
    <meta:editing-duration>PT8M49S</meta:editing-duration>
    <meta:editing-cycles>1</meta:editing-cycles>
    <meta:generator>LibreOffice/7.3.5.2$Linux_X86_64 LibreOffice_project/30$Build-2</meta:generator>
    <meta:document-statistic meta:table-count="0" meta:image-count="0" meta:object-count="0" meta:page-count="6" meta:paragraph-count="237" meta:word-count="390" meta:character-count="4474" meta:non-whitespace-character-count="2573"/>
  </office:meta>
</office:document-meta>
</file>